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Segoe UI" svg:font-family="'Segoe UI', SegoeUI, 'Helvetica Neue', Helvetica, Arial,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color="#000000" style:font-name="Times New Roman" fo:font-size="14pt" style:font-size-asian="14pt" style:font-size-complex="14pt"/>
    </style:style>
    <style:style style:name="P2" style:family="paragraph" style:parent-style-name="Standard">
      <style:text-properties fo:color="#000000" fo:font-size="14pt" style:font-size-asian="14pt" style:font-size-complex="14pt"/>
    </style:style>
    <style:style style:name="P3" style:family="paragraph" style:parent-style-name="Standard">
      <style:text-properties fo:color="#000000"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Standard">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6"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7" style:family="paragraph" style:parent-style-name="Preformatted_20_Text">
      <style:paragraph-properties fo:margin-top="0.0417in" fo:margin-bottom="0.0417in" fo:padding="0in" fo:border="none"/>
      <style:text-properties fo:color="#000000" fo:font-size="14pt" style:font-size-asian="14pt" style:font-size-complex="14pt"/>
    </style:style>
    <style:style style:name="P8" style:family="paragraph" style:parent-style-name="Preformatted_20_Text">
      <style:paragraph-properties fo:margin-top="0.0417in" fo:margin-bottom="0.0417in" fo:padding="0in" fo:border="none"/>
      <style:text-properties fo:color="#000000" style:font-name="Times New Roman" fo:font-size="14pt" style:font-size-asian="14pt" style:font-size-complex="14pt"/>
    </style:style>
    <style:style style:name="P9" style:family="paragraph" style:parent-style-name="Standard" style:list-style-name="L1">
      <style:text-properties fo:color="#000000" fo:font-size="14pt" style:font-size-asian="14pt" style:font-size-complex="14pt"/>
    </style:style>
    <style:style style:name="P10" style:family="paragraph" style:parent-style-name="Standard" style:list-style-name="L2">
      <style:text-properties fo:color="#000000" fo:font-size="14pt" style:font-size-asian="14pt" style:font-size-complex="14pt"/>
    </style:style>
    <style:style style:name="P11" style:family="paragraph" style:parent-style-name="Standard" style:list-style-name="L3">
      <style:text-properties fo:color="#000000" fo:font-size="14pt" style:font-size-asian="14pt" style:font-size-complex="14pt"/>
    </style:style>
    <style:style style:name="P12" style:family="paragraph" style:parent-style-name="Standard" style:list-style-name="L4">
      <style:text-properties fo:color="#000000" fo:font-size="14pt" style:font-size-asian="14pt" style:font-size-complex="14pt"/>
    </style:style>
    <style:style style:name="P13" style:family="paragraph" style:parent-style-name="Standard" style:list-style-name="L9">
      <style:text-properties fo:color="#000000" fo:font-size="14pt" style:font-size-asian="14pt" style:font-size-complex="14pt"/>
    </style:style>
    <style:style style:name="P14" style:family="paragraph" style:parent-style-name="Standard" style:list-style-name="L10">
      <style:text-properties fo:color="#000000" fo:font-size="14pt" style:font-size-asian="14pt" style:font-size-complex="14pt"/>
    </style:style>
    <style:style style:name="P15" style:family="paragraph" style:parent-style-name="Standard" style:list-style-name="L3">
      <style:text-properties fo:color="#000000" fo:font-size="14pt" style:text-underline-style="solid" style:text-underline-width="auto" style:text-underline-color="font-color" style:font-size-asian="14pt" style:font-size-complex="14pt"/>
    </style:style>
    <style:style style:name="P16" style:family="paragraph" style:parent-style-name="Standard" style:list-style-name="L5">
      <style:text-properties fo:color="#000000" style:font-name="Times New Roman" fo:font-size="14pt" style:font-size-asian="14pt" style:font-size-complex="14pt"/>
    </style:style>
    <style:style style:name="P17" style:family="paragraph" style:parent-style-name="Standard" style:list-style-name="L6">
      <style:text-properties fo:color="#000000" style:font-name="Times New Roman" fo:font-size="14pt" style:font-size-asian="14pt" style:font-size-complex="14pt"/>
    </style:style>
    <style:style style:name="P18" style:family="paragraph" style:parent-style-name="Standard" style:list-style-name="L7">
      <style:text-properties fo:color="#000000" style:font-name="Times New Roman" fo:font-size="14pt" style:font-size-asian="14pt" style:font-size-complex="14pt"/>
    </style:style>
    <style:style style:name="P19" style:family="paragraph" style:parent-style-name="Standard" style:list-style-name="L8">
      <style:text-properties fo:color="#000000" style:font-name="Times New Roman" fo:font-size="14pt" style:font-size-asian="14pt" style:font-size-complex="14pt"/>
    </style:style>
    <style:style style:name="P20" style:family="paragraph" style:parent-style-name="Standard" style:list-style-name="L9">
      <style:text-properties fo:color="#000000" style:font-name="Times New Roman" fo:font-size="14pt" style:font-size-asian="14pt" style:font-size-complex="14pt"/>
    </style:style>
    <style:style style:name="P21" style:family="paragraph" style:parent-style-name="Standard" style:list-style-name="L9">
      <style:text-properties fo:color="#000000"/>
    </style:style>
    <style:style style:name="P22" style:family="paragraph" style:parent-style-name="Standard" style:list-style-name="L4"/>
    <style:style style:name="P23" style:family="paragraph" style:parent-style-name="Standard" style:list-style-name="L9">
      <style:text-properties fo:font-size="14pt" style:font-size-asian="14pt" style:font-size-complex="14pt"/>
    </style:style>
    <style:style style:name="P24" style:family="paragraph" style:parent-style-name="Standard" style:list-style-name="L9">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5"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P26" style:family="paragraph" style:parent-style-name="Standard" style:list-style-name="L8">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7" style:family="paragraph" style:parent-style-name="Text_20_body" style:list-style-name="L5">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8" style:family="paragraph" style:parent-style-name="Text_20_body" style:list-style-name="L12">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9" style:family="paragraph" style:parent-style-name="Text_20_body" style:list-style-name="L13">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0" style:family="paragraph" style:parent-style-name="Text_20_body" style:list-style-name="L14">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1" style:family="paragraph" style:parent-style-name="Text_20_body" style:list-style-name="L13">
      <style:paragraph-properties fo:margin-top="0in" fo:margin-bottom="0in" fo:text-align="start" style:justify-single-word="false" fo:orphans="2" fo:widows="2"/>
      <style:text-properties fo:font-variant="normal" fo:text-transform="none" fo:color="#000000" style:font-name="Times New Roman" fo:font-size="14pt" fo:font-style="normal" fo:font-weight="normal"/>
    </style:style>
    <style:style style:name="P32" style:family="paragraph" style:parent-style-name="Text_20_body" style:list-style-name="L14">
      <style:paragraph-properties fo:margin-top="0in" fo:margin-bottom="0in" fo:text-align="start" style:justify-single-word="false" fo:orphans="2" fo:widows="2"/>
      <style:text-properties fo:font-variant="normal" fo:text-transform="none" fo:color="#24292e" style:font-name="Times New Roman" fo:font-size="16pt" fo:letter-spacing="normal" fo:font-style="normal" fo:font-weight="normal" style:font-size-asian="16pt" style:font-size-complex="16pt"/>
    </style:style>
    <style:style style:name="P33" style:family="paragraph" style:parent-style-name="Text_20_body" style:list-style-name="L5">
      <style:paragraph-properties fo:margin-top="0in" fo:margin-bottom="0in" fo:text-align="start" style:justify-single-word="false" fo:orphans="2" fo:widows="2"/>
    </style:style>
    <style:style style:name="P34" style:family="paragraph" style:parent-style-name="Text_20_body" style:list-style-name="L11">
      <style:paragraph-properties fo:margin-top="0in" fo:margin-bottom="0in" fo:text-align="start" style:justify-single-word="false" fo:orphans="2" fo:widows="2"/>
    </style:style>
    <style:style style:name="P35" style:family="paragraph" style:parent-style-name="Text_20_body" style:list-style-name="L14">
      <style:paragraph-properties fo:margin-top="0in" fo:margin-bottom="0in" fo:text-align="start" style:justify-single-word="false" fo:orphans="2" fo:widows="2"/>
    </style:style>
    <style:style style:name="P36" style:family="paragraph" style:parent-style-name="Text_20_body" style:list-style-name="L5">
      <style:paragraph-properties fo:margin-top="0in" fo:margin-bottom="0in" fo:text-align="start" style:justify-single-word="false" fo:orphans="2" fo:widows="2"/>
      <style:text-properties fo:color="#000000" fo:font-size="14pt" style:font-size-asian="14pt" style:font-size-complex="14pt"/>
    </style:style>
    <style:style style:name="P37" style:family="paragraph" style:parent-style-name="Text_20_body" style:list-style-name="L11">
      <style:paragraph-properties fo:margin-top="0in" fo:margin-bottom="0in" fo:text-align="start" style:justify-single-word="false" fo:orphans="2" fo:widows="2"/>
      <style:text-properties fo:color="#000000" fo:font-size="14pt" style:font-size-asian="14pt" style:font-size-complex="14pt"/>
    </style:style>
    <style:style style:name="P38" style:family="paragraph" style:parent-style-name="Text_20_body" style:list-style-name="L12">
      <style:paragraph-properties fo:margin-top="0in" fo:margin-bottom="0in" fo:text-align="start" style:justify-single-word="false" fo:orphans="2" fo:widows="2"/>
      <style:text-properties fo:color="#000000" fo:font-size="14pt" style:font-size-asian="14pt" style:font-size-complex="14pt"/>
    </style:style>
    <style:style style:name="P39" style:family="paragraph" style:parent-style-name="Text_20_body" style:list-style-name="L11">
      <style:paragraph-properties fo:margin-top="0in" fo:margin-bottom="0in" fo:text-align="start" style:justify-single-word="false" fo:orphans="2" fo:widows="2"/>
      <style:text-properties fo:color="#000000" style:font-name="Times New Roman" fo:font-size="14pt" style:font-size-asian="14pt" style:font-size-complex="14pt"/>
    </style:style>
    <style:style style:name="P40" style:family="paragraph" style:parent-style-name="Text_20_body" style:list-style-name="L13">
      <style:paragraph-properties fo:margin-top="0in" fo:margin-bottom="0in" fo:text-align="start" style:justify-single-word="false" fo:orphans="2" fo:widows="2"/>
      <style:text-properties fo:color="#000000" style:font-name="Times New Roman" fo:font-size="14pt" style:font-size-asian="14pt" style:font-size-complex="14pt"/>
    </style:style>
    <style:style style:name="P41" style:family="paragraph" style:parent-style-name="Text_20_body" style:list-style-name="L14">
      <style:paragraph-properties fo:margin-top="0in" fo:margin-bottom="0in" fo:text-align="start" style:justify-single-word="false" fo:orphans="2" fo:widows="2"/>
      <style:text-properties fo:color="#000000" style:font-name="Times New Roman"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letter-spacing="normal" fo:font-style="normal" fo:font-weight="normal" style:font-weight-asian="normal" style:font-weight-complex="normal"/>
    </style:style>
    <style:style style:name="T8" style:family="text">
      <style:text-properties fo:font-variant="normal" fo:text-transform="none" fo:color="#000000" style:font-name="Times New Roman" fo:letter-spacing="normal" fo:font-style="normal" fo:font-weight="bold"/>
    </style:style>
    <style:style style:name="T9" style:family="text">
      <style:text-properties fo:font-variant="normal" fo:text-transform="none" fo:color="#000000" style:font-name="Times New Roman" fo:font-size="14pt" fo:letter-spacing="normal" fo:font-style="normal" fo:font-weight="normal" style:font-size-asian="14pt" style:font-size-complex="14pt"/>
    </style:style>
    <style:style style:name="T10"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1" style:family="text">
      <style:text-properties fo:font-variant="normal" fo:text-transform="none" fo:color="#000000" style:font-name="Times New Roman" fo:font-size="14pt" fo:letter-spacing="normal" fo:font-style="normal" fo:font-weight="bold" style:font-size-asian="14pt" style:font-size-complex="14pt"/>
    </style:style>
    <style:style style:name="T12"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000000" style:font-name="Times New Roman" fo:font-size="14pt" fo:letter-spacing="normal" fo:font-style="normal" style:text-underline-style="none" fo:font-weight="normal" fo:background-color="#ffffff" style:font-size-asian="14pt" style:font-size-complex="14pt"/>
    </style:style>
    <style:style style:name="T1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style:font-name="Segoe UI" fo:letter-spacing="normal" fo:font-style="normal" fo:font-weight="normal"/>
    </style:style>
    <style:style style:name="T16" style:family="text">
      <style:text-properties fo:font-variant="normal" fo:text-transform="none" style:font-name="Times New Roman" fo:letter-spacing="normal" fo:font-style="normal" fo:font-weight="bold" style:font-weight-asian="bold" style:font-weight-complex="bold"/>
    </style:style>
    <style:style style:name="T17" style:family="text">
      <style:text-properties fo:font-variant="normal" fo:text-transform="none" style:font-name="Times New Roman" fo:letter-spacing="normal" fo:font-style="normal" fo:font-weight="normal"/>
    </style:style>
    <style:style style:name="T18" style:family="text">
      <style:text-properties fo:font-variant="normal" fo:text-transform="none" style:font-name="Times New Roman" fo:letter-spacing="normal" fo:font-style="normal" fo:font-weight="normal" style:font-weight-asian="normal" style:font-weight-complex="normal"/>
    </style:style>
    <style:style style:name="T19" style:family="text">
      <style:text-properties fo:font-variant="normal" fo:text-transform="none" style:font-name="Times New Roman" fo:font-size="14pt" fo:letter-spacing="normal" fo:font-style="normal" style:text-underline-style="none" fo:font-weight="normal" style:font-size-asian="14pt" style:font-weight-asian="normal" style:font-size-complex="14pt" style:font-weight-complex="normal"/>
    </style:style>
    <style:style style:name="T20" style:family="text">
      <style:text-properties fo:font-variant="normal" fo:text-transform="none" style:font-name="Times New Roman" fo:font-size="14pt" fo:letter-spacing="normal" fo:font-style="normal" style:text-underline-style="none" fo:font-weight="bold" style:font-size-asian="14pt" style:font-weight-asian="bold" style:font-size-complex="14pt" style:font-weight-complex="bold"/>
    </style:style>
    <style:style style:name="T21" style:family="text">
      <style:text-properties fo:font-variant="normal" fo:text-transform="none" style:font-name="Roboto" fo:letter-spacing="normal" fo:font-style="normal" fo:font-weight="normal"/>
    </style:style>
    <style:style style:name="T22"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weight-asian="normal" style:font-size-complex="14pt" style:font-weight-complex="normal"/>
    </style:style>
    <style:style style:name="T23" style:family="text">
      <style:text-properties fo:font-weight="bold" style:font-weight-asian="bold" style:font-weight-complex="bold"/>
    </style:style>
    <style:style style:name="T24" style:family="text">
      <style:text-properties fo:font-weight="bold" style:font-style-asian="normal" style:font-weight-asian="bold" style:font-style-complex="normal" style:font-weight-complex="bold"/>
    </style:style>
    <style:style style:name="T25" style:family="text">
      <style:text-properties style:font-name="Times New Roman"/>
    </style:style>
    <style:style style:name="T26" style:family="text">
      <style:text-properties style:font-name="Times New Roman" fo:font-weight="bold" style:font-weight-asian="bold" style:font-weight-complex="bold"/>
    </style:style>
    <style:style style:name="T27" style:family="text">
      <style:text-properties style:font-name="Times New Roman" fo:font-weight="normal" style:font-weight-asian="normal" style:font-weight-complex="normal"/>
    </style:style>
    <style:style style:name="T28" style:family="text">
      <style:text-properties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T31" style:family="text">
      <style:text-properties fo:color="#000000" fo:font-size="14pt" style:font-size-asian="14pt" style:font-size-complex="14pt"/>
    </style:style>
    <style:style style:name="T32" style:family="text">
      <style:text-properties fo:color="#000000" fo:font-size="14pt" fo:font-weight="bold" style:font-size-asian="14pt" style:font-size-complex="14pt"/>
    </style:style>
    <style:style style:name="T33" style:family="text">
      <style:text-properties fo:color="#000000" fo:font-size="14pt" fo:font-weight="bold" style:font-size-asian="14pt" style:font-weight-asian="bold" style:font-size-complex="14pt" style:font-weight-complex="bold"/>
    </style:style>
    <style:style style:name="T34" style:family="text">
      <style:text-properties fo:color="#000000" style:font-name="Times New Roman" fo:font-size="14pt" style:font-size-asian="14pt" style:font-size-complex="14pt"/>
    </style:style>
    <style:style style:name="T35" style:family="text">
      <style:text-properties fo:color="#000000" style:font-name="Times New Roman" fo:font-size="14pt" fo:font-weight="bold" style:font-size-asian="14pt" style:font-weight-asian="bold" style:font-size-complex="14pt" style:font-weight-complex="bold"/>
    </style:style>
    <style:style style:name="T36" style:family="text">
      <style:text-properties fo:color="#000000" style:font-name="Times New Roman" fo:font-size="14pt" fo:font-weight="normal" style:font-size-asian="14pt" style:font-weight-asian="normal" style:font-size-complex="14pt" style:font-weight-complex="normal"/>
    </style:style>
    <style:style style:name="T37" style:family="text">
      <style:text-properties fo:color="#000000" style:font-name="Times New Roman" fo:font-size="14pt" fo:background-color="#f5f8fa" style:font-size-asian="14pt" style:font-size-complex="14pt"/>
    </style:style>
    <style:style style:name="T38" style:family="text">
      <style:text-properties fo:letter-spacing="normal" fo:font-weight="bold" style:font-size-asian="14pt" style:font-weight-asian="bold" style:font-size-complex="14pt" style:font-weight-complex="bold"/>
    </style:style>
    <style:style style:name="T39" style:family="text">
      <style:text-properties fo:letter-spacing="normal" style:font-size-asian="14pt" style:font-size-complex="14pt"/>
    </style:style>
    <style:style style:name="T40" style:family="text">
      <style:text-properties style:text-line-through-style="none" fo:letter-spacing="normal" style:text-underline-style="none" style:text-blinking="false" fo:background-color="transparent" style:font-size-asian="14pt" style:font-size-complex="14pt"/>
    </style:style>
    <style:style style:name="T41" style:family="text">
      <style:text-properties style:text-line-through-style="none" style:text-underline-style="none" style:text-blinking="false" fo:background-color="transparen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Lecture 22 software development life cycle</text:p>
      <text:p text:style-name="P2"/>
      <text:p text:style-name="P3">waterfall model: <text:span text:style-name="T28">is a model that follows a very rigid process starting from requirement definition all the way down to deployment. In order to move to the next phase, the current phase has to be completed finished. </text:span></text:p>
      <text:list xml:id="list3344758809358316003" text:style-name="L1">
        <text:list-item>
          <text:p text:style-name="P9"><text:span text:style-name="T23">requirement gathering</text:span>: requirement constantly evolves, could be the most difficult in practice</text:p>
        </text:list-item>
        <text:list-item>
          <text:p text:style-name="P9"><text:span text:style-name="T23">design</text:span>: look at certain design patterns, architecture that fits the project</text:p>
        </text:list-item>
        <text:list-item>
          <text:p text:style-name="P9"><text:span text:style-name="T23">build</text:span>: <text:s/>implement concepts selected at previous step</text:p>
        </text:list-item>
        <text:list-item>
          <text:p text:style-name="P9"><text:span text:style-name="T23">test</text:span>: unit testing, integration testing, user try-out</text:p>
        </text:list-item>
        <text:list-item>
          <text:p text:style-name="P9"><text:span text:style-name="T23">deploy/release</text:span>: pushed to web server</text:p>
        </text:list-item>
        <text:list-item>
          <text:p text:style-name="P9"><text:span text:style-name="T23">Why</text:span>: for information security, the model allows management to limits the number of team members that could be exposed to sensitive information such as algorithms</text:p>
        </text:list-item>
        <text:list-item>
          <text:p text:style-name="P9"><text:span text:style-name="T23">Drawback</text:span>: rigid/ inflexible because requirement changes overtime, or not gather correctly to begin with</text:p>
        </text:list-item>
      </text:list>
      <text:p text:style-name="P2"/>
      <text:p text:style-name="P2"><text:span text:style-name="T23">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23">Why</text:span>: Without planning, eventually run into architectural issues which cannot be easily fixed.</text:p>
      <text:p text:style-name="P2"/>
      <text:p text:style-name="P3">V model:</text:p>
      <text:list xml:id="list2043838038690305613" text:style-name="L2">
        <text:list-item>
          <text:p text:style-name="P10">design top down <text:span text:style-name="T1">from requirement to build</text:span> just like waterfall model</text:p>
        </text:list-item>
        <text:list-item>
          <text:p text:style-name="P10">test bottom up <text:span text:style-name="T1">from build back to requirement</text:span></text:p>
        </text:list-item>
      </text:list>
      <text:p text:style-name="P2"><text:span text:style-name="T29"><text:s text:c="5"/></text:span><text:span text:style-name="T30">Why</text:span><text:span text:style-name="T29">: if a project is relatively small and the product is well understood by the whole team, it could be a cost effective approach</text:span></text:p>
      <text:p text:style-name="P2"/>
      <text:p text:style-name="P2">iterative models:</text:p>
      <text:p text:style-name="P2"><text:span text:style-name="T23">Spiral model</text:span>: <text:s/>many mini waterfal models to make adjustment because of some changes made to the requirements</text:p>
      <text:p text:style-name="P2">phases:</text:p>
      <text:p text:style-name="P2"/>
      <text:p text:style-name="P2"><text:s/></text:p>
      <text:p text:style-name="P2"/>
      <text:p text:style-name="P2"><text:span text:style-name="T23">Agile</text:span>: <text:span text:style-name="T1">responding to change over following a plan</text:span></text:p>
      <text:list xml:id="list7078266506136091546" text:style-name="L3">
        <text:list-item>
          <text:p text:style-name="P11">user feedback are collected constantly and send back the dev team </text:p>
        </text:list-item>
        <text:list-item>
          <text:p text:style-name="P11">split up the requirements into user stories which can be worked on independently</text:p>
        </text:list-item>
        <text:list-item>
          <text:p text:style-name="P11"><text:span text:style-name="T1">speed</text:span> over careful planning and documentation</text:p>
        </text:list-item>
        <text:list-item>
          <text:p text:style-name="P11"><text:span text:style-name="T1">frequent</text:span> communication</text:p>
        </text:list-item>
        <text:list-item>
          <text:p text:style-name="P15">self-evaluation</text:p>
        </text:list-item>
      </text:list>
      <text:p text:style-name="P2"/>
      <text:p text:style-name="P2"><text:soft-page-break/>Scrum:</text:p>
      <text:list xml:id="list5161706637534932522" text:style-name="L4">
        <text:list-item>
          <text:p text:style-name="P12">sprint 2-6 weeks, starts with planning, user stories, general backlog too many, select a few backlog for a sprint</text:p>
        </text:list-item>
        <text:list-item>
          <text:p text:style-name="P22"><text:span text:style-name="T35">user story</text:span><text:span text:style-name="T34">: </text:span><text:span text:style-name="T9">a </text:span><text:span text:style-name="Strong_20_Emphasis"><text:span text:style-name="T10">general description of a software functionality from the perspective of a user. For example, for our project, a new customer has to register for a new account before he can log in and place an order.</text:span></text:span></text:p>
        </text:list-item>
        <text:list-item>
          <text:p text:style-name="P12"><text:span text:style-name="T30">effort points</text:span><text:span text:style-name="T29">: </text:span>how much work required for a user story, man hour/difficulty, 1-8</text:p>
        </text:list-item>
        <text:list-item>
          <text:p text:style-name="P12"><text:span text:style-name="T30">capacity</text:span>: estimated number of points that can be completed</text:p>
        </text:list-item>
        <text:list-item>
          <text:p text:style-name="P12">during the sprint: <text:s/></text:p>
        </text:list-item>
        <text:list-item>
          <text:p text:style-name="P12"><text:span text:style-name="T23">scrum board</text:span>: a virtual display that tracks the progress of a project and each individual that works on the project. It usually has 5 sections: user stories, to-do list, in progress, testing, done, and these also represent the workflow. </text:p>
        </text:list-item>
        <text:list-item>
          <text:p text:style-name="P12"><text:span text:style-name="T30">daily stand up meeting</text:span>: 10-15 short meeting, 1. did in the past day 2. will do next day 3. difficulties have encountered since yesterday</text:p>
        </text:list-item>
        <text:list-item>
          <text:p text:style-name="P12"><text:span text:style-name="T30">scrum master</text:span>: manage a conversation, typically does not delegate any user story</text:p>
        </text:list-item>
        <text:list-item>
          <text:p text:style-name="P12">sprint review: self-evaluation, <text:span text:style-name="T30">velocity</text:span> how many points actually done</text:p>
        </text:list-item>
        <text:list-item>
          <text:p text:style-name="P12"><text:span text:style-name="T30">stackholder</text:span>: anyone that has an interest in the project, clients, users, devs</text:p>
        </text:list-item>
      </text:list>
      <text:p text:style-name="P2"/>
      <text:p text:style-name="P2"><text:span text:style-name="T23">kanban</text:span>: no sprints, continuous planning, coding, evaluation. limit number of tasks in a specific domain to avoid bottleneck. For example, developers push out a lot of changes in one instance and testers get swamped, at the same time, developers have to sit idel and wait for testers to finish</text:p>
      <text:p text:style-name="P2"/>
      <text:p text:style-name="P2"/>
      <text:p text:style-name="P4">Version control (Git)</text:p>
      <text:list xml:id="list2219626166520324169" text:style-name="L5">
        <text:list-item>
          <text:p text:style-name="P16"><text:span text:style-name="T5">branching</text:span><text:span text:style-name="T4">: duplication of a project under version control so that modifications can occur in parallel along multiple-branches</text:span></text:p>
        </text:list-item>
        <text:list-item>
          <text:p text:style-name="P27"><text:span text:style-name="T23">branches</text:span>: duplication of a master branch that allows a dev team to work on the same project in parallel</text:p>
        </text:list-item>
        <text:list-item>
          <text:p text:style-name="P27"><text:span text:style-name="T23">remote</text:span>: anything that is not on a local machine</text:p>
        </text:list-item>
        <text:list-item>
          <text:p text:style-name="P27"><text:span text:style-name="T23">remote tracking</text:span>: a local copy of a remote branch that tracks the remote branch in a remote repository. A remote tracking branch gets updated and become in sync with the remote branch whenever git pull/ git fetch is use.</text:p>
        </text:list-item>
        <text:list-item>
          <text:p text:style-name="P27"><text:span text:style-name="T23">local tracking</text:span>: <text:s/>a local branch tracks another local branch usually a remote tracking branch. local tracking branch gets updated whenever git pull/get merge is used. </text:p>
        </text:list-item>
        <text:list-item>
          <text:p text:style-name="P27"><text:span text:style-name="T23">Local</text:span>: anything that is can be accessed on a local machine</text:p>
        </text:list-item>
        <text:list-item>
          <text:p text:style-name="P27"><text:span text:style-name="T23">merging</text:span>: when a local version and a pulled version from a remote repository are merged together, sometimes creating conflicts that cannot be automatically resolved by a version control system. When that happens, manual inspection and merging are needed to preserve the changes made on both versions.</text:p>
        </text:list-item>
        <text:list-item>
          <text:p text:style-name="P33"><text:soft-page-break/><text:span text:style-name="T12">fast forward merge</text:span><text:span text:style-name="T9">: instead of constructing a merge commit, <text:s/>your branch pointer is moved up to point at the incoming commit. This commonly occurs when doing a </text:span><text:span text:style-name="Source_20_Text"><text:span text:style-name="T9">git pull </text:span></text:span><text:span text:style-name="T9">without any local changes. </text:span></text:p>
        </text:list-item>
        <text:list-item>
          <text:p text:style-name="P36"><text:span text:style-name="T16">Non-fast-forward</text:span><text:span text:style-name="T17">: </text:span><text:span text:style-name="T21"><text:s/></text:span><text:span text:style-name="T18">a new merge commit is created to unite the master branch and the pull request branch.</text:span><text:span text:style-name="T27"> </text:span></text:p>
        </text:list-item>
        <text:list-item>
          <text:p text:style-name="P27"><text:span text:style-name="T23">merge resolution</text:span>: is when a merge creates conflicts that cannot be automatically resolved by a version control system like Git, therefore manual inspection and merging have to be done to preserve the changes made on both copies.</text:p>
        </text:list-item>
        <text:list-item>
          <text:p text:style-name="P27"><text:span text:style-name="T23">feature branch workflow:</text:span> instead of working directly on a master branch, each time when a new feature is needed, a separate branch is created and worked on, and eventually merged with the master branch.</text:p>
        </text:list-item>
        <text:list-item>
          <text:p text:style-name="P27"><text:span text:style-name="T23">pull request</text:span>: is a request that allows you to push changes to a remote repository to address a specific issue on a project. Is also allows you to communicate and review these changes with other collaborators.</text:p>
        </text:list-item>
        <text:list-item>
          <text:p text:style-name="P36"><text:span text:style-name="T16">GitHub Check</text:span><text:span text:style-name="T17">:</text:span><text:span text:style-name="T17"> </text:span><text:span text:style-name="T17">it checks the result of a pipeline run that has been set up for a project on Github and informs an user which jobs have passed and failed.</text:span></text:p>
        </text:list-item>
      </text:list>
      <text:p text:style-name="P6"/>
      <text:p text:style-name="P1">devOps: </text:p>
      <text:p text:style-name="P1"><text:span text:style-name="T23">features</text:span>: use automation to avoid human errors, for the parts that need human, enforce high-level of communication</text:p>
      <text:p text:style-name="Standard"><text:span text:style-name="T35">culture</text:span><text:span text:style-name="T34">: </text:span><text:span text:style-name="T10">a </text:span><text:span text:style-name="Strong_20_Emphasis"><text:span text:style-name="T10">shared understanding between developers and operations</text:span></text:span><text:span text:style-name="T10">, and sharing responsibility for the software they build. That means increasing transparency, communication, and collaboration across development, IT/operations, and "the business".</text:span><text:span text:style-name="T36"> </text:span></text:p>
      <text:p text:style-name="P1"/>
      <text:p text:style-name="P1">Level 1 <text:span text:style-name="T23">continuous integration</text:span>: dev team members <text:span text:style-name="T1">regularly</text:span> merge their code changes to a central repository and have the project built and tested automatically</text:p>
      <text:list xml:id="list1484907370669426621" text:style-name="L6">
        <text:list-item>
          <text:p text:style-name="P17">version control, git</text:p>
        </text:list-item>
        <text:list-item>
          <text:p text:style-name="P17">c# dotnet build, unit test suites+ integration test automatically</text:p>
        </text:list-item>
        <text:list-item>
          <text:p text:style-name="P17">bugs = regressions, used to work but don't work anymore,</text:p>
        </text:list-item>
      </text:list>
      <text:p text:style-name="P1"/>
      <text:p text:style-name="Standard"><text:span text:style-name="T34">Level 2 </text:span><text:span text:style-name="T35">continuous delivery</text:span><text:span text:style-name="T34">: </text:span><text:span text:style-name="Strong_20_Emphasis"><text:span text:style-name="T10">delivering updates to production in smaller increments</text:span></text:span><text:span text:style-name="T10">, ensuring that the software can be released at any time.</text:span></text:p>
      <text:list xml:id="list3692603772598042630" text:style-name="L7">
        <text:list-item>
          <text:p text:style-name="P18">from version control, build, staging (emulate production environment, qa), production, should all be automated</text:p>
        </text:list-item>
        <text:list-item>
          <text:p text:style-name="P18">Manual approval</text:p>
          <text:p text:style-name="P18"/>
        </text:list-item>
      </text:list>
      <text:p text:style-name="P1">Level 3: <text:span text:style-name="T23">continuous deployment</text:span>: similar to continuous delivery, but requires no manual approval, but does not mean any increment has to be deployed right away.</text:p>
      <text:list xml:id="list6468222303048696703" text:style-name="L8">
        <text:list-item>
          <text:p text:style-name="P19">can still have feature branches-&gt; development branches → main branch</text:p>
        </text:list-item>
        <text:list-item>
          <text:p text:style-name="P26">build scripts flexible but brittle, CICD tools/build systems</text:p>
        </text:list-item>
      </text:list>
      <text:p text:style-name="P5"><text:soft-page-break/></text:p>
      <text:p text:style-name="P5"><text:span text:style-name="T23">build pipeline</text:span>: instructions are written in a YAML file and a trigger indicates the beginning. We can have multiple stages dedicated for specific goals like build and release. Stages can be furtherly divided into jobs and steps, some of which are already pre-defined and can be accessed through a task menu. Third-parties plug-ins have to be installed and configured before use.</text:p>
      <text:p text:style-name="P2"/>
      <text:p text:style-name="P2">Cloud computing: </text:p>
      <text:list xml:id="list5159345851641798430" text:style-name="L9">
        <text:list-item>
          <text:p text:style-name="P13"><text:span text:style-name="T23">on-premises: </text:span>servers are actually hosted on-site, hardware and software are both manged by a private company</text:p>
        </text:list-item>
        <text:list-item>
          <text:p text:style-name="P13"><text:span text:style-name="T23">public cloud</text:span>: owned and operated by 3<text:span text:style-name="T3">rd</text:span> party cloud service providers such Microsoft Azure and AWS; clients access and manage on a web browser</text:p>
        </text:list-item>
        <text:list-item>
          <text:p text:style-name="P13"><text:span text:style-name="T23">private cloud</text:span>: used and maintained by a single organization, servers are located at the company on-site or remotely at data centers</text:p>
        </text:list-item>
        <text:list-item>
          <text:p text:style-name="P13"><text:span text:style-name="T23">hybrid cloud</text:span>: a mix of two, more flexibility and control over security and stability</text:p>
        </text:list-item>
        <text:list-item>
          <text:p text:style-name="P20"><text:span text:style-name="T23">multi-cloud</text:span>:<text:span text:style-name="T4"> using multiple clouds from different providers</text:span></text:p>
        </text:list-item>
        <text:list-item>
          <text:p text:style-name="P13"><text:s/>3 main categories: </text:p>
        </text:list-item>
        <text:list-item>
          <text:p text:style-name="P13"><text:s/><text:span text:style-name="T23">Infrastructure as a service:</text:span> clients need not to worry about <text:span text:style-name="T1">IT infrastructure</text:span>/ hardware components</text:p>
        </text:list-item>
        <text:list-item>
          <text:p text:style-name="P13"><text:s/><text:span text:style-name="T23">platform as a service</text:span>: <text:span text:style-name="T1">software dependencies</text:span> are managed by providers like OS, Middleware and runtime environment</text:p>
        </text:list-item>
        <text:list-item>
          <text:p text:style-name="P13"><text:s/><text:span text:style-name="T23">software as a service:</text:span> host manages <text:span text:style-name="T1">applications</text:span> as well, user simply connect to the application</text:p>
        </text:list-item>
        <text:list-item>
          <text:p text:style-name="P23"><text:span text:style-name="Strong_20_Emphasis"><text:span text:style-name="T8">Containers as a service </text:span></text:span><text:span text:style-name="T6">(</text:span><text:span text:style-name="Strong_20_Emphasis"><text:span text:style-name="T8">CaaS</text:span></text:span><text:span text:style-name="T6">): PaaS is a</text:span><text:span text:style-name="T7"> </text:span><text:span text:style-name="Strong_20_Emphasis"><text:span text:style-name="T7">cloud </text:span></text:span><text:span text:style-name="T7">service model that allows users to manage and scale containerized applications </text:span></text:p>
        </text:list-item>
        <text:list-item>
          <text:p text:style-name="P21"><text:span text:style-name="T20">AWS</text:span><text:span text:style-name="T19">: an entire Eco-system of cloud services provided</text:span><text:span text:style-name="T22"> </text:span><text:span text:style-name="T19">to individuals, companies partially or fully managed by Amazon.</text:span></text:p>
        </text:list-item>
        <text:list-item>
          <text:p text:style-name="P24">Google cloud: </text:p>
        </text:list-item>
        <text:list-item>
          <text:p text:style-name="P24">Azure cloud</text:p>
        </text:list-item>
      </text:list>
      <text:p text:style-name="P1"/>
      <text:p text:style-name="P3">Azure Function</text:p>
      <text:list xml:id="list2731715682760231556" text:style-name="L10">
        <text:list-item>
          <text:p text:style-name="P14">Azure Function is a serverless( clients don't need to rent servers, instead they rent resources on them) computing service that allows users to embed their own system's logic into code blocks and have them respond to events whenever needed. Azure Function does vertical scaling on itself depends on how much resource is needed.</text:p>
        </text:list-item>
        <text:list-item>
          <text:p text:style-name="P14">In real scenarios, it has to work with many other cloud services. If you want to build a web API, you need to use HTTP Trigger, to analyze IOT data stream, you need data from IOT service</text:p>
        </text:list-item>
      </text:list>
      <text:p text:style-name="P2"/>
      <text:p text:style-name="P1"/>
      <text:p text:style-name="P7"><text:soft-page-break/><text:span text:style-name="T25">2 </text:span><text:span text:style-name="T26">azure active directory</text:span><text:span text:style-name="T25">:</text:span><text:span text:style-name="T25"> a</text:span><text:span text:style-name="T17"> cloud-based identity and access management service that helps your employees sign in and access internal and external resources </text:span></text:p>
      <text:p text:style-name="P7"><text:span text:style-name="T25">3 </text:span><text:span text:style-name="T26">azure sql: </text:span><text:span text:style-name="T17">is an intelligent, scalable, relational database service built for the cloud.</text:span><text:span text:style-name="T25"> </text:span></text:p>
      <text:p text:style-name="P8">4 <text:span text:style-name="T23">azure app service</text:span>: a cloud-based service for building and hosting web applications</text:p>
      <text:p text:style-name="P7"><text:span text:style-name="T25">5 </text:span><text:span text:style-name="T26">azure storage</text:span><text:span text:style-name="T25">:</text:span><text:span text:style-name="T15"> </text:span><text:span text:style-name="T17">offer a massively scalable object store for data objects, disk storage for Azure virtual machines (VMs), a file system service for the cloud, a messaging store for reliable messaging, and a NoSQL store</text:span><text:span text:style-name="T25"> ;</text:span><text:span text:style-name="T25"> blob unstructured data good for webapp to fetch like video/media, </text:span></text:p>
      <text:p text:style-name="P8">6 <text:span text:style-name="T23">azure cosmos db</text:span>: non relational, non-sql database(MongoDB),</text:p>
      <text:p text:style-name="P8">7 <text:span text:style-name="T23">azure vm</text:span>: a virtual environment that emulates a computing system, and all other azure services run in an azure vm</text:p>
      <text:p text:style-name="P8">8 <text:span text:style-name="T23">azure key vault</text:span>: centralize place for user secrets</text:p>
      <text:p text:style-name="P2"/>
      <text:p text:style-name="P2"/>
      <text:p text:style-name="P2">.Net deployment</text:p>
      <text:list xml:id="list8419875079135465632" text:style-name="L11">
        <text:list-item>
          <text:p text:style-name="P39"><text:span text:style-name="T5">publish</text:span><text:span text:style-name="T4">: p</text:span><text:span text:style-name="T4">acks the application and its dependencies into a single folder for deployment onto a hosting system, so that end users don't need to deal with a runtime environment and dependency libraries. </text:span><text:span text:style-name="T4">dotnet publish -o foldername</text:span></text:p>
        </text:list-item>
        <text:list-item>
          <text:p text:style-name="P37"><text:span text:style-name="T16">local IIS</text:span><text:span text:style-name="T17">: It is used for ASP.Net Core hosting, w</text:span><text:span text:style-name="T18">ith a hosting undle installed and <text:s/>proper configuration , websites can be hosted on a local IIS. Kestrel and ASP .Net Core Modules are used for http server implementation.</text:span></text:p>
        </text:list-item>
        <text:list-item>
          <text:p text:style-name="P34"><text:span text:style-name="T12">Azure App Service</text:span><text:span text:style-name="T9">: </text:span><text:span text:style-name="T10">a </text:span><text:span text:style-name="Strong_20_Emphasis"><text:span text:style-name="T10">fully managed web hosting service for building web apps</text:span></text:span><text:span text:style-name="T10">, </text:span><text:span text:style-name="Strong_20_Emphasis"><text:span text:style-name="T10">mobile back ends</text:span></text:span><text:span text:style-name="T10">, and </text:span><text:span text:style-name="Strong_20_Emphasis"><text:span text:style-name="T10">RESTful APIs. Log stream can be setup to help with debugging and it provides a default debugger as well</text:span></text:span></text:p>
        </text:list-item>
      </text:list>
      <text:p text:style-name="P1"/>
      <text:p text:style-name="P4">Azure DevOps</text:p>
      <text:list xml:id="list7802796924995829477" text:style-name="L12">
        <text:list-item>
          <text:p text:style-name="P28"><text:span text:style-name="T23">Pipelines</text:span>: a process you set up that allows your application to be built and tested each time a new updated is made. It avoid human errors and is quicker and more cost-effective than doing the same thing manually.</text:p>
        </text:list-item>
        <text:list-item>
          <text:p text:style-name="P28"><text:span text:style-name="T23">Build</text:span>: a stage dedicated to building, testing, and publishing an application </text:p>
        </text:list-item>
        <text:list-item>
          <text:p text:style-name="P28"><text:span text:style-name="T23">release</text:span>: a stage that follows the build stage that is dedicated to deploying your application to a web server</text:p>
        </text:list-item>
        <text:list-item>
          <text:p text:style-name="P38"><text:span text:style-name="T16">YAML</text:span><text:span text:style-name="T17">: a language that you used to create a pipeline process. It is not a programming language, not a mark up language, and it </text:span><text:span text:style-name="T17">uses indentation-based scoping to denote the structure like Python.</text:span><text:span text:style-name="T25"> </text:span></text:p>
        </text:list-item>
        <text:list-item>
          <text:p text:style-name="P28"><text:span text:style-name="T23">Trigger</text:span>; entry point of a pipeline, must be able to reach the application the pipeline is trying to build and release. </text:p>
        </text:list-item>
        <text:list-item>
          <text:p text:style-name="P28"><text:soft-page-break/><text:span text:style-name="T23">Job</text:span>: a job only runs on one agent, but a job can run without an agent as well, and it can have multiple steps.</text:p>
        </text:list-item>
        <text:list-item>
          <text:p text:style-name="P28"><text:span text:style-name="T23">pool</text:span>: the collection of agents that are used to run jobs are called a pool</text:p>
        </text:list-item>
        <text:list-item>
          <text:p text:style-name="P28"><text:span text:style-name="T23">step</text:span>: a step can be a script or a task, and it is the smallest building block of a pipeline</text:p>
        </text:list-item>
        <text:list-item>
          <text:p text:style-name="P28"><text:span text:style-name="T24">task</text:span>: a pre-packaged script that performs an action</text:p>
        </text:list-item>
        <text:list-item>
          <text:p text:style-name="P28"><text:span text:style-name="T23">script</text:span>: similar to a task ,but not pre-packaged</text:p>
        </text:list-item>
      </text:list>
      <text:p text:style-name="P1"/>
      <text:p text:style-name="P4">Code analysis</text:p>
      <text:list xml:id="list7951317271865073872" text:style-name="L13">
        <text:list-item>
          <text:p text:style-name="P29"><text:span text:style-name="T23">static analysis</text:span>: a systematic analysis of source code without running the application; it checks whether branches that are unreachable, variables assigned but never used, duplicated lines</text:p>
        </text:list-item>
        <text:list-item>
          <text:p text:style-name="P40"><text:span text:style-name="T5">technical debt</text:span><text:span text:style-name="T4">: the amount </text:span><text:span text:style-name="T4">of additional rework required for choosing a quick and easy solution now instead of choosing a better approach that would take longer.</text:span> </text:p>
        </text:list-item>
        <text:list-item>
          <text:p text:style-name="P29"><text:span text:style-name="T23">code coverage</text:span>: the amount of code that is being covered by your test cases, usually used to test whether some conditions can be reached or not.</text:p>
        </text:list-item>
        <text:list-item>
          <text:p text:style-name="P29"><text:span text:style-name="T23">SonarCloud</text:span>: a quality control cloud service that can be integrated into a pipeline to provide automated testing and static analysis</text:p>
        </text:list-item>
        <text:list-item>
          <text:p text:style-name="P31"><text:span text:style-name="T38">configuration</text:span><text:span text:style-name="T39">: A list of steps that are needed to incorporate sonarcloud service into a pipeline.</text:span><text:span text:style-name="T40"> First, find the correct </text:span><text:span text:style-name="T41">organization, then create a Sonar Project, then install sonarcloud on the pipeline service, so its tasks are pre-packaged, last step is to set the preparation before a build starts </text:span><text:span text:style-name="T40">and creates an analysis report after the build has ended</text:span></text:p>
        </text:list-item>
        <text:list-item>
          <text:p text:style-name="P29"><text:span text:style-name="T26">quality profile</text:span><text:span text:style-name="T25">: a collection of static rules(unused using statements have to be removed), these rules are what sonar scanner uses when it scans the source code. A quality profile can be customized and set to target a specific project</text:span></text:p>
        </text:list-item>
        <text:list-item>
          <text:p text:style-name="P29"><text:span text:style-name="T23">quality gate</text:span>: <text:s/>a set of thresholds like number of bugs and duplicated lines that your source code has to stay under. These thresholds of the quality gate can be customized and set to a specific project. Each time a test is run, it makes an evaluation bases on the test result that informs the dev team whether the new build has passed or failed</text:p>
          <text:p text:style-name="P40"/>
        </text:list-item>
      </text:list>
      <text:p text:style-name="P4">Docker</text:p>
      <text:p text:style-name="P4"><text:tab/><text:span text:style-name="T23">VM vs container</text:span>: Vm does virtualization at a hardware level by having a layer of hypervisor that tricks guest OS into believing it is an actual hardware; but container is an isolated process just like any process on a computer, it is able to utilize resources on the host OS, therefore it does not require a hypervisor and guest OS to operate which means a container is smaller, faster and more portable than a VM.</text:p>
      <text:p text:style-name="P4"/>
      <text:list xml:id="list3359259709540557038" text:style-name="L14">
        <text:list-item>
          <text:p text:style-name="P30"><text:soft-page-break/><text:span text:style-name="T23">VM</text:span>: it is a virtual environment that emulates a computer system and the way to achieve that is to have a layer of hypervisor that runs on a host OS and tricks guest operating systems into believing that the hypervisor is an actual hardware. Virtualization at hardware level.</text:p>
        </text:list-item>
        <text:list-item>
          <text:p text:style-name="P41"><text:span text:style-name="T5">container</text:span><text:span text:style-name="T4">: a container is an isolated process, but it can leverage the resources on a host OS, so it does not require an additional guest OS and a hypervisor to be installed. Therefore, a container is smaller, quicker and more portable than a VM.</text:span></text:p>
        </text:list-item>
        <text:list-item>
          <text:p text:style-name="P30"><text:span text:style-name="T23">daemon</text:span>: a container(docker) server</text:p>
        </text:list-item>
        <text:list-item>
          <text:p text:style-name="P30"><text:span text:style-name="T23">client</text:span>: container(docker) CLI</text:p>
        </text:list-item>
        <text:list-item>
          <text:p text:style-name="P32"><text:span text:style-name="Strong_20_Emphasis"><text:span text:style-name="T32">Container</text:span></text:span><text:span text:style-name="T31">: An instance of a container image created at runtime. It consists of the contents of a Docker image, an execution environment, and a standard set of instructions. You create multiple instances of a container from the same image and scale out a service quickly</text:span></text:p>
        </text:list-item>
        <text:list-item>
          <text:p text:style-name="P32"><text:span text:style-name="T33">Docker Machine</text:span><text:span text:style-name="T31"> is a tool that lets you install Docker Engine on virtual hosts, and manage the hosts with </text:span><text:span text:style-name="Source_20_Text"><text:span text:style-name="T37">docker-machine </text:span></text:span><text:span text:style-name="T31">commands </text:span></text:p>
        </text:list-item>
        <text:list-item>
          <text:p text:style-name="P32"><text:span text:style-name="Strong_20_Emphasis"><text:span text:style-name="T32">Container image</text:span></text:span><text:span text:style-name="T31">: A package with all the required execution files and dependencies needed to run an application. Usually, an image has multiple base images that are layers stacked on top of each other. An image is immutable once it has been created. </text:span></text:p>
        </text:list-item>
        <text:list-item>
          <text:p text:style-name="P32"><text:span text:style-name="Strong_20_Emphasis"><text:span text:style-name="T32">Dockerfile</text:span></text:span><text:span text:style-name="T31">: A text file that contains instructions for building a Docker image. The first line states the base image to begin with and then follow the instructions to install required programs, copy files, and so on, until you get the working environment you need. </text:span></text:p>
        </text:list-item>
        <text:list-item>
          <text:p text:style-name="P32"><text:span text:style-name="T31"><text:s/></text:span></text:p>
        </text:list-item>
        <text:list-item>
          <text:p text:style-name="P35"><text:span text:style-name="Strong_20_Emphasis"><text:span text:style-name="T11">Registry</text:span></text:span><text:span text:style-name="T9">: A service that </text:span><text:span text:style-name="T14">provides access to repositories</text:span><text:span text:style-name="T9"> where images are hosted and the most commonly used registry is </text:span><text:span text:style-name="T13">Docker Hub. Registries can be public or private. Docker hub commands</text:span></text:p>
        </text:list-item>
        <text:list-item>
          <text:p text:style-name="P30"><text:span text:style-name="T23">CLI commands</text:span>: list of commands you use to instruct a docker server, some common commands are docker build, docker run, docker container ls</text:p>
        </text:list-item>
        <text:list-item>
          <text:p text:style-name="P30"><text:span text:style-name="T23">Dockerfile commands</text:span>: a list of instructions for building a new image from a base image. The entry point is From where you choose a base image, then Copy moves all the required files to a container, Run and CMD build the image and runs the container </text:p>
        </text:list-item>
      </text:list>
      <text:p text:style-name="P4"/>
      <text:p text:style-name="P4"/>
      <text:p text:style-name="P4">Quiz:</text:p>
      <text:p text:style-name="P4">render the page is native to what the device has</text:p>
      <text:p text:style-name="P4">+ not all sublings, but next sublings</text:p>
      <text:p text:style-name="P4">git pull: all options but overwrite</text:p>
      <text:p text:style-name="P4"/>
      <text:p text:style-name="P4"><text:soft-page-break/>a view multiple model: dynamically view model</text:p>
      <text:p text:style-name="P4">action methods correspond some URLs</text:p>
      <text:p text:style-name="P4">HTML comment: can make to servers</text:p>
      <text:p text:style-name="P4">partial view: reusable among many regular views</text:p>
      <text:p text:style-name="P4">data annotation turn numbers into currency</text:p>
      <text:p text:style-name="P4"/>
      <text:p text:style-name="P4">QC:</text:p>
      <text:p text:style-name="P4">E2E: End to End testing</text:p>
      <text:p text:style-name="P4">burndown chart: <text:s/>burn down effort points</text:p>
      <text:p text:style-name="P4">view model field disabled → no inputs</text:p>
      <text:p text:style-name="P4">5 levels of logging: debug information warning error critic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Segoe UI" svg:font-family="'Segoe UI', SegoeUI, 'Helvetica Neue', Helvetica, Arial,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新宋体"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8T17:16:17.29</dc:date>
    <meta:editing-duration>P5DT10H55M21S</meta:editing-duration>
    <meta:editing-cycles>87</meta:editing-cycles>
    <meta:document-statistic meta:table-count="0" meta:image-count="0" meta:object-count="0" meta:page-count="8" meta:paragraph-count="139" meta:word-count="2667" meta:character-count="15864"/>
  </office:meta>
</office:document-meta>
</file>